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stroke="none" svg:stroke-color="#000000" draw:fill="none" draw:fill-color="#ffffff" fo:min-height="0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01cm" svg:y="1.288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6.701cm" svg:y="1.288cm">
          <text:p text:style-name="P1"><text:span text:style-name="T1">IC7100</text:span></text:p>
        </draw:rect>
        <draw:rect draw:style-name="gr3" draw:text-style-name="P1" draw:layer="layout" svg:width="0.001cm" svg:height="1.2cm" svg:x="8.099cm" svg:y="11.8cm">
          <text:p/>
        </draw:rect>
        <draw:line draw:style-name="gr4" draw:text-style-name="P1" draw:layer="layout" svg:x1="5.477cm" svg:y1="11.703cm" svg:x2="7.277cm" svg:y2="11.703cm">
          <text:p/>
        </draw:line>
        <draw:line draw:style-name="gr4" draw:text-style-name="P1" draw:layer="layout" svg:x1="5.677cm" svg:y1="11.803cm" svg:x2="7.077cm" svg:y2="11.803cm">
          <text:p/>
        </draw:line>
        <draw:line draw:style-name="gr4" draw:text-style-name="P1" draw:layer="layout" svg:x1="6.077cm" svg:y1="11.903cm" svg:x2="6.677cm" svg:y2="11.903cm">
          <text:p/>
        </draw:line>
        <draw:line draw:style-name="gr4" draw:text-style-name="P1" draw:layer="layout" svg:x1="1.901cm" svg:y1="11.588cm" svg:x2="1.901cm" svg:y2="12.888cm">
          <text:p/>
        </draw:line>
        <draw:frame draw:style-name="gr5" draw:text-style-name="P3" draw:layer="layout" svg:width="1.8cm" svg:height="1.212cm" svg:x="7.3cm" svg:y="12.888cm">
          <draw:text-box>
            <text:p text:style-name="P2"><text:span text:style-name="T2">2/70</text:span></text:p>
            <text:p text:style-name="P2"><text:span text:style-name="T2">Colinear</text:span></text:p>
          </draw:text-box>
        </draw:frame>
        <draw:frame draw:style-name="gr6" draw:text-style-name="P4" draw:layer="layout" svg:width="2.1cm" svg:height="0.657cm" svg:x="2.9cm" svg:y="12.8cm">
          <draw:text-box>
            <text:p><text:span text:style-name="T3">70cm EW</text:span></text:p>
          </draw:text-box>
        </draw:frame>
        <draw:frame draw:style-name="gr7" draw:text-style-name="P5" draw:layer="layout" svg:width="1.823cm" svg:height="1.097cm" svg:x="5.477cm" svg:y="12.103cm">
          <draw:text-box>
            <text:p text:style-name="P1"><text:span text:style-name="T4">2/4/6/70</text:span></text:p>
            <text:p text:style-name="P1"><text:span text:style-name="T4">Dipole</text:span></text:p>
          </draw:text-box>
        </draw:frame>
        <draw:custom-shape draw:style-name="gr8" draw:text-style-name="P1" xml:id="id1" draw:id="id1" draw:layer="layout" svg:width="0.4cm" svg:height="0.4cm" svg:x="1.701cm" svg:y="11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cm" svg:height="0.657cm" svg:x="1.001cm" svg:y="12.826cm">
          <draw:text-box draw:corner-radius="0.1cm">
            <text:p><text:span text:style-name="T3">2m EW</text:span></text:p>
          </draw:text-box>
        </draw:frame>
        <draw:custom-shape draw:style-name="gr8" draw:text-style-name="P1" draw:layer="layout" svg:width="1.4cm" svg:height="1.4cm" svg:x="7cm" svg:y="6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2" draw:id="id22" draw:layer="layout" svg:width="0.4cm" svg:height="0.4cm" svg:x="7.1cm" svg:y="6.41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6" draw:id="id16" draw:layer="layout" svg:width="0.4cm" svg:height="0.4cm" svg:x="7.9cm" svg:y="6.41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4cm" svg:height="0.4cm" svg:x="7.5cm" svg:y="7.21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cm" svg:height="1.4cm" svg:x="1.6cm" svg:y="8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" draw:id="id2" draw:layer="layout" svg:width="0.4cm" svg:height="0.4cm" svg:x="1.7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0.4cm" svg:height="0.4cm" svg:x="2.5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0" draw:id="id20" draw:layer="layout" svg:width="0.4cm" svg:height="0.4cm" svg:x="2.1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cm" svg:height="1.4cm" svg:x="7cm" svg:y="8.51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0" draw:id="id10" draw:layer="layout" svg:width="0.4cm" svg:height="0.4cm" svg:x="7.1cm" svg:y="9.4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0.4cm" svg:height="0.4cm" svg:x="7.9cm" svg:y="9.4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0.4cm" svg:height="0.4cm" svg:x="7.5cm" svg:y="8.6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cm" svg:height="1.4cm" svg:x="7cm" svg:y="4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4" draw:id="id24" draw:layer="layout" svg:width="0.4cm" svg:height="0.4cm" svg:x="7.1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5" draw:id="id15" draw:layer="layout" svg:width="0.4cm" svg:height="0.4cm" svg:x="7.9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4" draw:id="id14" draw:layer="layout" svg:width="0.4cm" svg:height="0.4cm" svg:x="7.5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cm" svg:height="1.4cm" svg:x="1.6cm" svg:y="4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7" draw:id="id17" draw:layer="layout" svg:width="0.4cm" svg:height="0.4cm" svg:x="1.7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1" draw:id="id21" draw:layer="layout" svg:width="0.4cm" svg:height="0.4cm" svg:x="2.5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0.4cm" svg:height="0.4cm" svg:x="2.1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4cm" svg:height="1.4cm" svg:x="1.6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8" draw:id="id18" draw:layer="layout" svg:width="0.4cm" svg:height="0.4cm" svg:x="1.7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3" draw:id="id23" draw:layer="layout" svg:width="0.4cm" svg:height="0.4cm" svg:x="2.5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9" draw:id="id19" draw:layer="layout" svg:width="0.4cm" svg:height="0.4cm" svg:x="2.1cm" svg:y="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0.4cm" svg:height="0.4cm" svg:x="3.701cm" svg:y="11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9" draw:id="id9" draw:layer="layout" svg:width="0.4cm" svg:height="0.4cm" svg:x="6.2cm" svg:y="11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8" draw:id="id8" draw:layer="layout" svg:width="0.4cm" svg:height="0.4cm" svg:x="7.89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.901cm" svg:y1="11.088cm" svg:x2="1.9cm" svg:y2="9.8cm" draw:start-shape="id1" draw:start-glue-point="0" draw:end-shape="id2" draw:end-glue-point="8" svg:d="M1901 11088v-644h-1v-644">
          <text:p/>
        </draw:connector>
        <draw:connector draw:style-name="gr10" draw:text-style-name="P1" draw:layer="layout" svg:x1="3.901cm" svg:y1="11.088cm" svg:x2="2.7cm" svg:y2="9.8cm" draw:start-shape="id3" draw:start-glue-point="0" draw:end-shape="id4" draw:end-glue-point="8" svg:d="M3901 11088v-644h-1201v-644">
          <text:p/>
        </draw:connector>
        <draw:custom-shape draw:style-name="gr8" draw:text-style-name="P1" draw:layer="layout" svg:width="0.4cm" svg:height="0.4cm" svg:x="6.901cm" svg:y="3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3" draw:id="id13" draw:layer="layout" svg:width="0.4cm" svg:height="0.4cm" svg:x="8.101cm" svg:y="3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1.2cm" svg:height="0.7cm" svg:x="7.701cm" svg:y="2.688cm">
          <draw:text-box>
            <text:p><text:span text:style-name="T5">V/U</text:span></text:p>
          </draw:text-box>
        </draw:frame>
        <draw:frame draw:style-name="gr12" draw:layer="layout" svg:width="1.421cm" svg:height="0.687cm" svg:x="6.501cm" svg:y="2.663cm">
          <draw:text-box>
            <text:p><text:span text:style-name="T5">HF/4</text:span></text:p>
          </draw:text-box>
        </draw:frame>
        <draw:custom-shape draw:style-name="gr8" draw:text-style-name="P1" xml:id="id11" draw:id="id11" draw:layer="layout" svg:width="0.4cm" svg:height="0.4cm" svg:x="2.101cm" svg:y="3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.175cm" svg:height="0.687cm" svg:x="1.7cm" svg:y="2.613cm">
          <draw:text-box>
            <text:p><text:span text:style-name="T5">V/U</text:span></text:p>
          </draw:text-box>
        </draw:frame>
        <draw:connector draw:style-name="gr10" draw:text-style-name="P1" draw:layer="layout" svg:x1="7.7cm" svg:y1="7.619cm" svg:x2="7.7cm" svg:y2="8.619cm" draw:start-shape="id5" draw:start-glue-point="4" draw:end-shape="id6" draw:end-glue-point="4" svg:d="M7700 7619v1000">
          <text:p/>
        </draw:connector>
        <draw:connector draw:style-name="gr10" draw:text-style-name="P1" draw:layer="layout" svg:x1="8.1cm" svg:y1="9.819cm" svg:x2="8.099cm" svg:y2="11.3cm" draw:start-shape="id7" draw:start-glue-point="8" draw:end-shape="id8" draw:end-glue-point="0" svg:d="M8100 9819v741h-1v740">
          <text:p/>
        </draw:connector>
        <draw:frame draw:style-name="gr13" draw:text-style-name="P4" draw:layer="layout" svg:width="1.1cm" svg:height="0.581cm" svg:x="8.2cm" svg:y="9.4cm">
          <draw:text-box>
            <text:p><text:span text:style-name="T6">NC</text:span></text:p>
          </draw:text-box>
        </draw:frame>
        <draw:custom-shape draw:style-name="gr8" draw:text-style-name="P1" draw:layer="layout" svg:width="0.4cm" svg:height="0.4cm" svg:x="7.9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4cm" svg:height="0.4cm" svg:x="7.9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1.1cm" svg:height="0.581cm" svg:x="0.9cm" svg:y="4.9cm">
          <draw:text-box>
            <text:p><text:span text:style-name="T6">NC</text:span></text:p>
          </draw:text-box>
        </draw:frame>
        <draw:frame draw:style-name="gr13" draw:text-style-name="P4" draw:layer="layout" svg:width="1.1cm" svg:height="0.581cm" svg:x="8.2cm" svg:y="4.919cm">
          <draw:text-box>
            <text:p><text:span text:style-name="T6">NC</text:span></text:p>
          </draw:text-box>
        </draw:frame>
        <draw:frame draw:style-name="gr13" draw:text-style-name="P4" draw:layer="layout" svg:width="1.1cm" svg:height="0.581cm" svg:x="0.9cm" svg:y="9.4cm">
          <draw:text-box>
            <text:p><text:span text:style-name="T6">NC</text:span></text:p>
          </draw:text-box>
        </draw:frame>
        <draw:frame draw:style-name="gr13" draw:text-style-name="P4" draw:layer="layout" svg:width="1.1cm" svg:height="0.581cm" svg:x="8.2cm" svg:y="6.338cm">
          <draw:text-box>
            <text:p><text:span text:style-name="T6">NC</text:span></text:p>
          </draw:text-box>
        </draw:frame>
        <draw:frame draw:style-name="gr13" draw:text-style-name="P4" draw:layer="layout" svg:width="1cm" svg:height="0.581cm" svg:x="0.9cm" svg:y="6.619cm">
          <draw:text-box>
            <text:p><text:span text:style-name="T6">NC</text:span></text:p>
          </draw:text-box>
        </draw:frame>
        <draw:connector draw:style-name="gr10" draw:text-style-name="P1" draw:layer="layout" svg:x1="6.4cm" svg:y1="11.103cm" svg:x2="7.3cm" svg:y2="9.819cm" draw:start-shape="id9" draw:start-glue-point="0" draw:end-shape="id10" draw:end-glue-point="8" svg:d="M6400 11103v-642h900v-642">
          <text:p/>
        </draw:connector>
        <draw:line draw:style-name="gr4" draw:text-style-name="P1" draw:layer="layout" svg:x1="1.5cm" svg:y1="11.7cm" svg:x2="2.3cm" svg:y2="11.7cm">
          <text:p/>
        </draw:line>
        <draw:line draw:style-name="gr4" draw:text-style-name="P1" draw:layer="layout" svg:x1="1.5cm" svg:y1="11.7cm" svg:x2="1.5cm" svg:y2="12.5cm">
          <text:p/>
        </draw:line>
        <draw:line draw:style-name="gr4" draw:text-style-name="P1" draw:layer="layout" svg:x1="2.3cm" svg:y1="11.7cm" svg:x2="2.3cm" svg:y2="12.5cm">
          <text:p/>
        </draw:line>
        <draw:line draw:style-name="gr4" draw:text-style-name="P1" draw:layer="layout" svg:x1="1.5cm" svg:y1="12.4cm" svg:x2="2.3cm" svg:y2="12.4cm">
          <text:p/>
        </draw:line>
        <draw:line draw:style-name="gr4" draw:text-style-name="P1" draw:layer="layout" svg:x1="3.901cm" svg:y1="11.6cm" svg:x2="3.901cm" svg:y2="12.9cm">
          <text:p/>
        </draw:line>
        <draw:line draw:style-name="gr4" draw:text-style-name="P1" draw:layer="layout" svg:x1="3.5cm" svg:y1="11.712cm" svg:x2="4.3cm" svg:y2="11.712cm">
          <text:p/>
        </draw:line>
        <draw:line draw:style-name="gr4" draw:text-style-name="P1" draw:layer="layout" svg:x1="3.5cm" svg:y1="11.712cm" svg:x2="3.5cm" svg:y2="12.512cm">
          <text:p/>
        </draw:line>
        <draw:line draw:style-name="gr4" draw:text-style-name="P1" draw:layer="layout" svg:x1="4.3cm" svg:y1="11.712cm" svg:x2="4.3cm" svg:y2="12.512cm">
          <text:p/>
        </draw:line>
        <draw:line draw:style-name="gr4" draw:text-style-name="P1" draw:layer="layout" svg:x1="3.5cm" svg:y1="12.412cm" svg:x2="4.3cm" svg:y2="12.412cm">
          <text:p/>
        </draw:line>
        <draw:connector draw:style-name="gr10" draw:text-style-name="P1" draw:layer="layout" svg:x1="2.301cm" svg:y1="3.588cm" svg:x2="2.3cm" svg:y2="4.2cm" draw:start-shape="id11" draw:start-glue-point="2" draw:end-shape="id12" draw:end-glue-point="4" svg:d="M2301 3588v307h-1v305">
          <text:p/>
        </draw:connector>
        <draw:connector draw:style-name="gr10" draw:text-style-name="P1" draw:layer="layout" svg:x1="8.301cm" svg:y1="3.588cm" svg:x2="7.7cm" svg:y2="4.2cm" draw:start-shape="id13" draw:start-glue-point="2" draw:end-shape="id14" draw:end-glue-point="4" svg:d="M8301 3588v307h-601v305">
          <text:p/>
        </draw:connector>
        <draw:connector draw:style-name="gr10" draw:text-style-name="P1" draw:layer="layout" svg:x1="8.1cm" svg:y1="5.4cm" svg:x2="8.1cm" svg:y2="6.419cm" draw:start-shape="id15" draw:start-glue-point="8" draw:end-shape="id16" draw:end-glue-point="8" svg:d="M8100 5400v1019">
          <text:p/>
        </draw:connector>
        <draw:connector draw:style-name="gr10" draw:text-style-name="P1" draw:layer="layout" svg:x1="1.9cm" svg:y1="5.4cm" svg:x2="1.9cm" svg:y2="6.7cm" draw:start-shape="id17" draw:start-glue-point="8" draw:end-shape="id18" draw:end-glue-point="8" svg:d="M1900 5400v1300">
          <text:p/>
        </draw:connector>
        <draw:connector draw:style-name="gr10" draw:text-style-name="P1" draw:layer="layout" svg:x1="2.3cm" svg:y1="7.9cm" svg:x2="2.3cm" svg:y2="8.6cm" draw:start-shape="id19" draw:start-glue-point="4" draw:end-shape="id20" draw:end-glue-point="4" svg:d="M2300 7900v700">
          <text:p/>
        </draw:connector>
        <draw:connector draw:style-name="gr10" draw:text-style-name="P1" draw:layer="layout" draw:line-skew="-0.7cm" svg:x1="2.9cm" svg:y1="5.2cm" svg:x2="7.1cm" svg:y2="6.62cm" draw:start-shape="id21" draw:start-glue-point="10" draw:end-shape="id22" draw:end-glue-point="6" svg:d="M2900 5200h1400v1420h2800">
          <text:p/>
        </draw:connector>
        <draw:connector draw:style-name="gr10" draw:text-style-name="P1" draw:layer="layout" draw:line-skew="0.5cm" svg:x1="2.9cm" svg:y1="6.901cm" svg:x2="7.1cm" svg:y2="5.2cm" draw:start-shape="id23" draw:start-glue-point="10" draw:end-shape="id24" draw:end-glue-point="6" svg:d="M2900 6901h2600v-1701h1600">
          <text:p/>
        </draw:connector>
        <draw:frame draw:style-name="gr11" draw:layer="layout" svg:width="0.756cm" svg:height="0.759cm" svg:x="1.044cm" svg:y="4.4cm">
          <draw:text-box>
            <text:p><text:span text:style-name="T1">1</text:span></text:p>
          </draw:text-box>
        </draw:frame>
        <draw:frame draw:style-name="gr14" draw:layer="layout" svg:width="0.677cm" svg:height="0.801cm" svg:x="1.023cm" svg:y="6.899cm">
          <draw:text-box>
            <text:p><text:span text:style-name="T7">2</text:span></text:p>
          </draw:text-box>
        </draw:frame>
        <draw:frame draw:style-name="gr15" draw:layer="layout" svg:width="0.777cm" svg:height="0.801cm" svg:x="1.023cm" svg:y="8.799cm">
          <draw:text-box>
            <text:p><text:span text:style-name="T7">3</text:span></text:p>
          </draw:text-box>
        </draw:frame>
        <draw:frame draw:style-name="gr11" draw:layer="layout" svg:width="0.777cm" svg:height="0.801cm" svg:x="6.423cm" svg:y="4.499cm">
          <draw:text-box>
            <text:p><text:span text:style-name="T7">4</text:span></text:p>
          </draw:text-box>
        </draw:frame>
        <draw:frame draw:style-name="gr16" draw:layer="layout" svg:width="0.777cm" svg:height="0.801cm" svg:x="6.423cm" svg:y="6.7cm">
          <draw:text-box>
            <text:p><text:span text:style-name="T7">5</text:span></text:p>
          </draw:text-box>
        </draw:frame>
        <draw:frame draw:style-name="gr11" draw:layer="layout" svg:width="0.777cm" svg:height="0.801cm" svg:x="6.423cm" svg:y="8.9cm">
          <draw:text-box>
            <text:p><text:span text:style-name="T7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6-02-25T19:56:23.06</dc:date>
    <dc:creator>Bob Cowdery</dc:creator>
    <meta:editing-duration>PT3M14S</meta:editing-duration>
    <meta:editing-cycles>2</meta:editing-cycles>
    <meta:generator>OpenOffice/4.1.1$Win32 OpenOffice.org_project/411m6$Build-9775</meta:generator>
    <meta:document-statistic meta:object-count="80"/>
  </office:meta>
</office:document-meta>
</file>